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list-style-name="L2">
      <style:paragraph-properties fo:text-align="start" style:justify-single-word="false"/>
    </style:style>
    <style:style style:name="P3" style:family="paragraph" style:parent-style-name="Standard">
      <style:paragraph-properties fo:text-align="center" style:justify-single-word="false"/>
    </style:style>
    <style:style style:name="T1" style:family="text">
      <style:text-properties style:font-name="Times New Roman1" fo:font-size="14pt" fo:font-weight="bold"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TP 2 – </text:span><text:span text:style-name="T1">La surveillance du salarié au travail au moyen des TIC</text:span><text:span text:style-name="T3"> </text:span></text:p>
      <text:p text:style-name="P1"/>
      <text:p text:style-name="P1">1) <text:s/><text:span text:style-name="T4">"Le contrat de travail existe dès l’instant où une personne (le salarié) s’engage à travailler, moyennant rémunération, pour le compte et sous la direction d’une autre personne (l’employeur). Le plus souvent, le contrat de travail doit être écrit. Son exécution entraîne un certain nombre d’obligations, tant pour le salarié que pour l’employeur."</text:span></text:p>
      <text:p text:style-name="P1"/>
      <text:p text:style-name="P1">Lien : <text:a xlink:type="simple" xlink:href="http://travail-emploi.gouv.fr/informations-pratiques,89/fiches-pratiques,91/contrats,109/les-principales-caracteristiques,976.html" text:style-name="Internet_20_link" text:visited-style-name="Visited_20_Internet_20_Link">http://travail-emploi.gouv.fr/informations-pratiques,89/fiches-pratiques,91/contrats,109/les-principales-caracteristiques,976.html</text:a></text:p>
      <text:p text:style-name="P1"/>
      <text:p text:style-name="P1">L'employeur a le droit de surveiller l'activité de l'employé, pour s'assurer qu'elle respecte bien le contrat de travail signé au préalable, mais seulement sous certaines conditions :</text:p>
      <text:list xml:id="list6474379623573333771" text:style-name="L2">
        <text:list-item>
          <text:p text:style-name="P2">L'employeur doit justifier de l'intérêt légitime de l'entreprise</text:p>
        </text:list-item>
        <text:list-item>
          <text:p text:style-name="P2">Il doit aussi consulter le comité d'entreprise à ce sujet</text:p>
        </text:list-item>
        <text:list-item>
          <text:p text:style-name="P2">Le responsable doit informer les salariés avant, sous peine d'être en violation avec le droit du travail. Par ailleurs, il doit déclarer à la CNIL tout relevé informatique d'informations nominatives.</text:p>
        </text:list-item>
      </text:list>
      <text:p text:style-name="P1">Le respect de ces règles est impératif dans le cadre du respect d'un contrat de travail.</text:p>
      <text:p text:style-name="P1"/>
      <text:p text:style-name="P1">Lien : <text:a xlink:type="simple" xlink:href="http://travail-emploi.gouv.fr/informations-pratiques,89/les-fiches-pratiques-du-droit-du,91/sanctions-et-pouvoir-disciplinaire,111/les-limites-au-pouvoir-de,1012.html" text:style-name="Internet_20_link" text:visited-style-name="Visited_20_Internet_20_Link">http://travail-emploi.gouv.fr/informations-pratiques,89/les-fiches-pratiques-du-droit-du,91/sanctions-et-pouvoir-disciplinaire,111/les-limites-au-pouvoir-de,1012.html</text:a></text:p>
      <text:p text:style-name="P1"/>
      <text:p text:style-name="P1">2) L'Entreprise veut surveiller l'usage des TIC au travail pour plusieurs raisons. En particulier Internet, support de base des TIC. Internet étant mis à la disposition du salarié, son utilisation doit être néanmoins purement professionnelle, sinon l'employé ne respecte pas le contrat de travail dans le sens où les horaires de travail sont réservés à une activité professionnelle. Une utilisation à des fins personnelles mène à une productivité en baisse et nuit à la pérennité de l'Entreprise.</text:p>
      <text:p text:style-name="P1">De plus, l'utilisation des TIC peut entraîner des problèmes de sécurité, des informations confidentielles peuvent circuler aux travers de connexions non sécurisées, ou même rendues publiques par le salarié lui-même, ce qui peut nuire gravement à l'entreprise.</text:p>
      <text:p text:style-name="P1"/>
      <text:p text:style-name="P1">Liens : <text:a xlink:type="simple" xlink:href="http://www.juritravail.com/Actualite/internet-travail/Id/1240" text:style-name="Internet_20_link" text:visited-style-name="Visited_20_Internet_20_Link">http://www.juritravail.com/Actualite/internet-travail/Id/1240</text:a></text:p>
      <text:p text:style-name="P1"><text:tab/><text:a xlink:type="simple" xlink:href="http://www.cellie.fr/2012/01/31/la-cybersurveillance-de-quoi-parlons-nous/" text:style-name="Internet_20_link" text:visited-style-name="Visited_20_Internet_20_Link">http://www.cellie.fr/2012/01/31/la-cybersurveillance-de-quoi-parlons-nous/</text:a></text:p>
      <text:p text:style-name="P1"><text:tab/></text:p>
      <text:p text:style-name="P1">3) <text:s/>a) L'employeur a le droit d'ouvrir les e-mails sur la boîte professionnelle de l'employé si ce dernier n'identifie pas les mails envoyés comme personnels. Les autres sont alors de fait considérés comme professionnels et il n'y aura aucne violation du droit du travail si l'employeur les ouvre.</text:p>
      <text:p text:style-name="P1">L'employeur n'a cependant pas le droit d'ouvrir les mails de la boîte personnel de l'employé, et ce même si le contrat de travail l'interdit.</text:p>
      <text:p text:style-name="P1"/>
      <text:p text:style-name="P1">Lien : <text:a xlink:type="simple" xlink:href="http://infosdroits.fr/un-employeur-ne-peut-pas-ouvrir-les-emails-dun-salarie-sils-sont-indentifies-comme-personnels/" text:style-name="Internet_20_link" text:visited-style-name="Visited_20_Internet_20_Link">http://infosdroits.fr/un-employeur-ne-peut-pas-ouvrir-les-emails-dun-salarie-sils-sont-indentifies-comme-personnels/</text:a></text:p>
      <text:p text:style-name="P1"/>
      <text:p text:style-name="P1">b) <text:s/>L'ordinateur professionnel fourni au salarié peut être utilisé par ce dernier à des fins tolérables. Néanmoins ces limites ne sont pas définies par la loi, donc c'est très vague. En revanche l'employeur a le droit de contrôler l'ordinateur du salarié même sans sa présence, à l'exception des dossiers clairement identifiés comme personnels, dont l'employeur devra demander l'autorisation au salarié et l'ouvrir en sa présence.</text:p>
      <text:p text:style-name="P1"/>
      <text:p text:style-name="P1">Lien : <text:a xlink:type="simple" xlink:href="http://securite-info.com/2014/04/28/usage-personnel-de-lordinateur-au-travail/" text:style-name="Internet_20_link" text:visited-style-name="Visited_20_Internet_20_Link">http://securite-info.com/2014/04/28/usage-personnel-de-lordinateur-au-travail/</text:a></text:p>
      <text:p text:style-name="P1"><text:soft-page-break/>4) L'employeur est responsable quant à l'utilisation frauduleuse des moyens de communications qu'elle fournit à ses salariés : l'employeur est donc juridiquement responsable pour délit de négligence. Pour être reconnu resposable l'auteur doit être clairement identifié et peut être d'une part licensié (ou du moins sanctionné) par l'entreprise, d'autre part être soumis à une peine de 300 000 euros d'amende et 3 ans d'emprisonnement.</text:p>
      <text:p text:style-name="P1"/>
      <text:p text:style-name="P1">Lien : <text:a xlink:type="simple" xlink:href="http://www.challenges.fr/high-tech/20140204.CHA0013/telechargements-illegaux-en-entreprise-quels-risques-pour-les-salaries-et-pour-l-employeur.html" text:style-name="Internet_20_link" text:visited-style-name="Visited_20_Internet_20_Link">http://www.challenges.fr/high-tech/20140204.CHA0013/telechargements-illegaux-en-entreprise-quels-risques-pour-les-salaries-et-pour-l-employeur.html</text:a></text:p>
      <text:p text:style-name="P1"/>
      <text:p text:style-name="P1">5) L'article présente une décision de justice à propos des clés USB sur le lieu de travail. Il nous indique que la cour de cassation autorise l'employeur à consulter une clé USB du salarié dès lors que ce dernier la connecte à son ordinateur professionnel, et qu'il n'indique pas les dossiers contenus dedans comme personnels. Le tribunal va plus loin en autorisant la clé USB - au même titre que les documents dans l'espace professionnel du salarié – à être consultée par l'employeur dès lors qu'elle n'est pas identifiée comme personnnelle.</text:p>
      <text:p text:style-name="P1">La loi m'apparaît comme légitime du point de vue de l'employeur, cependant le contrôle d'une clé USB posée sur un bureau me paraît excessif, il faudrait tout protéger par une mention "personnel"...</text:p>
      <text:p text:style-name="P1"/>
      <text:p text:style-name="P1">6) L'employé à l'heure actuelle a le droit à une vie privée restreinte sur son lieu de travail : pour être protégé il doit impérativement inscrire la mention "personnel" sur les dossiers qu'il souhaite protéger. L'employeur n'aura alors pas le droit d'ouvrir ces dossiers s'il n'y a pas de risque pour l'entreprise. La cybersurveillance du salarié respecte beaucoup de règles de sorte à respecter la vie privée de l'employé, il est ainsi au courant de toutes les surveillances qui pèsent sur lui.</text:p>
      <text:p text:style-name="P1"/>
      <text:p text:style-name="P1">En revanche, l'employeur a le droit de demander des comptes s'il est défini expréssement dans le contrat de travail que l'usage des TIC dans l'entreprise doit être strictement professionnel.</text:p>
      <text:p text:style-name="P1">En somme, l'employé a un espace de vie privée au travail qui ne doit pas empiéter sur sa vie professionnell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ZOUHIRI Malik – Groupe Info 2B – DROIT DES TIC</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1M44S</meta:editing-duration>
    <meta:editing-cycles>4</meta:editing-cycles>
    <meta:generator>OpenOffice/4.1.0$Win32 OpenOffice.org_project/410m18$Build-9764</meta:generator>
    <dc:date>2014-10-06T16:48:04.76</dc:date>
    <dc:creator>Malik Zouhiri</dc:creator>
    <meta:document-statistic meta:table-count="0" meta:image-count="0" meta:object-count="0" meta:page-count="2" meta:paragraph-count="27" meta:word-count="758" meta:character-count="5461"/>
    <meta:user-defined meta:name="Info 1"/>
    <meta:user-defined meta:name="Info 2"/>
    <meta:user-defined meta:name="Info 3"/>
    <meta:user-defined meta:name="Info 4"/>
  </office:meta>
</office:document-meta>
</file>